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16726b" officeooo:paragraph-rsid="06064660"/>
    </style:style>
    <style:style style:name="P4" style:family="paragraph" style:parent-style-name="Text_20_body">
      <style:text-properties officeooo:rsid="051857fb" officeooo:paragraph-rsid="06064660"/>
    </style:style>
    <style:style style:name="P5" style:family="paragraph" style:parent-style-name="Text_20_body">
      <style:text-properties officeooo:paragraph-rsid="0604d8db"/>
    </style:style>
    <style:style style:name="P6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7" style:family="paragraph" style:parent-style-name="Text_20_body">
      <style:paragraph-properties fo:margin-top="0in" fo:margin-bottom="0.0181in" style:contextual-spacing="false"/>
      <style:text-properties officeooo:rsid="05707a8f" officeooo:paragraph-rsid="06064660"/>
    </style:style>
    <style:style style:name="P8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9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11" style:family="paragraph" style:parent-style-name="Heading_20_2">
      <style:paragraph-properties fo:line-height="100%"/>
      <style:text-properties officeooo:paragraph-rsid="05e25695"/>
    </style:style>
    <style:style style:name="P12" style:family="paragraph" style:parent-style-name="Heading_20_2">
      <style:paragraph-properties fo:line-height="100%"/>
      <style:text-properties officeooo:paragraph-rsid="05e579c1"/>
    </style:style>
    <style:style style:name="P13" style:family="paragraph" style:parent-style-name="Heading_20_2">
      <style:text-properties officeooo:paragraph-rsid="0604d8db"/>
    </style:style>
    <style:style style:name="P14" style:family="paragraph" style:parent-style-name="Heading_20_2">
      <style:text-properties officeooo:paragraph-rsid="05daeaff"/>
    </style:style>
    <style:style style:name="P15" style:family="paragraph" style:parent-style-name="Heading_20_2">
      <style:text-properties officeooo:paragraph-rsid="06064660"/>
    </style:style>
    <style:style style:name="P16" style:family="paragraph" style:parent-style-name="Standard">
      <style:text-properties fo:language="en" fo:country="US" officeooo:rsid="05e38a4d" officeooo:paragraph-rsid="05e38a4d"/>
    </style:style>
    <style:style style:name="P17" style:family="paragraph" style:parent-style-name="Standard">
      <style:text-properties fo:language="en" fo:country="US" officeooo:rsid="05e579c1" officeooo:paragraph-rsid="05e579c1"/>
    </style:style>
    <style:style style:name="P18" style:family="paragraph" style:parent-style-name="Standard">
      <style:text-properties officeooo:rsid="05e38a4d" officeooo:paragraph-rsid="05e38a4d"/>
    </style:style>
    <style:style style:name="P19" style:family="paragraph" style:parent-style-name="Standard">
      <style:text-properties officeooo:paragraph-rsid="05e38a4d"/>
    </style:style>
    <style:style style:name="P20" style:family="paragraph" style:parent-style-name="Standard">
      <style:text-properties officeooo:paragraph-rsid="05ea1f2c"/>
    </style:style>
    <style:style style:name="P21" style:family="paragraph" style:parent-style-name="Standard">
      <style:text-properties officeooo:paragraph-rsid="05f66f96"/>
    </style:style>
    <style:style style:name="P22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6064660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6064660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604d8db" style:font-weight-asian="normal" style:font-name-complex="David CLM" style:font-weight-complex="normal"/>
    </style:style>
    <style:style style:name="P26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064660" style:font-weight-asian="normal" style:font-name-complex="David CLM" style:font-weight-complex="normal"/>
    </style:style>
    <style:style style:name="P27" style:family="paragraph" style:parent-style-name="Heading_20_1">
      <style:paragraph-properties fo:line-height="100%"/>
      <style:text-properties officeooo:paragraph-rsid="04af6545"/>
    </style:style>
    <style:style style:name="P28" style:family="paragraph" style:parent-style-name="Standard" style:list-style-name="L1">
      <style:text-properties officeooo:paragraph-rsid="05e579c1"/>
    </style:style>
    <style:style style:name="P29" style:family="paragraph" style:parent-style-name="Standard" style:list-style-name="L1">
      <style:text-properties fo:language="en" fo:country="US" officeooo:rsid="05e579c1" officeooo:paragraph-rsid="05e579c1"/>
    </style:style>
    <style:style style:name="P30" style:family="paragraph" style:parent-style-name="Standard">
      <style:text-properties officeooo:paragraph-rsid="05e38a4d"/>
    </style:style>
    <style:style style:name="P3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ab760" officeooo:paragraph-rsid="0604d8db" style:font-size-asian="10.5pt" style:font-name-complex="David CLM1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33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604d8db" style:font-size-asian="10.5pt" style:font-name-complex="David CLM1" style:font-weight-complex="normal"/>
    </style:style>
    <style:style style:name="P34" style:family="paragraph" style:parent-style-name="Text_20_body">
      <style:paragraph-properties fo:line-height="100%" fo:text-align="end" style:justify-single-word="false" style:writing-mode="rl-tb"/>
      <style:text-properties style:font-name="David CLM" fo:language="en" fo:country="US" style:text-underline-style="none" fo:font-weight="normal" officeooo:rsid="06007ef7" officeooo:paragraph-rsid="0604d8db" style:font-weight-asian="normal" style:font-name-complex="David CLM" style:font-weight-complex="normal"/>
    </style:style>
    <style:style style:name="P35" style:family="paragraph" style:parent-style-name="Text_20_body">
      <style:paragraph-properties fo:line-height="100%" fo:text-align="end" style:justify-single-word="false" style:writing-mode="rl-tb"/>
      <style:text-properties style:font-name="David CLM" fo:language="en" fo:country="US" style:text-underline-style="none" fo:font-weight="normal" officeooo:rsid="0609864f" officeooo:paragraph-rsid="0609864f" style:font-weight-asian="normal" style:font-name-complex="David CLM" style:font-weight-complex="normal"/>
    </style:style>
    <style:style style:name="P36" style:family="paragraph" style:parent-style-name="Text_20_body">
      <style:paragraph-properties fo:line-height="100%"/>
      <style:text-properties style:font-name="Courier New" fo:font-size="10pt" officeooo:paragraph-rsid="04af6545" style:font-size-asian="10pt" style:font-size-complex="10pt"/>
    </style:style>
    <style:style style:name="P37" style:family="paragraph" style:parent-style-name="Text_20_body" style:list-style-name="L2">
      <style:paragraph-properties fo:margin-top="0in" fo:margin-bottom="0in" style:contextual-spacing="false"/>
      <style:text-properties officeooo:rsid="05707a8f" officeooo:paragraph-rsid="05707a8f"/>
    </style:style>
    <style:style style:name="P38" style:family="paragraph" style:parent-style-name="Text_20_body" style:list-style-name="L2">
      <style:paragraph-properties fo:margin-top="0in" fo:margin-bottom="0.0181in" style:contextual-spacing="false"/>
      <style:text-properties officeooo:rsid="05707a8f" officeooo:paragraph-rsid="05707a8f"/>
    </style:style>
    <style:style style:name="P39" style:family="paragraph" style:parent-style-name="Text_20_body">
      <style:paragraph-properties fo:margin-top="0in" fo:margin-bottom="0.0181in" style:contextual-spacing="false"/>
      <style:text-properties style:font-name="David CLM" fo:language="en" fo:country="US" style:text-underline-style="none" fo:font-weight="normal" officeooo:rsid="06007ef7" officeooo:paragraph-rsid="05707a8f" style:font-weight-asian="normal" style:font-name-complex="David CLM" style:font-weight-complex="normal"/>
    </style:style>
    <style:style style:name="P40" style:family="paragraph" style:parent-style-name="Text_20_body">
      <style:paragraph-properties fo:margin-top="0in" fo:margin-bottom="0.0181in" style:contextual-spacing="false" fo:line-height="100%" fo:text-align="end" style:justify-single-word="false" style:writing-mode="rl-tb"/>
      <style:text-properties style:font-name="David CLM" fo:language="en" fo:country="US" style:text-underline-style="none" fo:font-weight="normal" officeooo:rsid="0609864f" officeooo:paragraph-rsid="0609864f" style:font-weight-asian="normal" style:font-name-complex="David CLM" style:font-weight-complex="normal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1fec76" style:font-style-asian="italic" style:font-style-complex="italic"/>
    </style:style>
    <style:style style:name="T6" style:family="text">
      <style:text-properties officeooo:rsid="05139ee2"/>
    </style:style>
    <style:style style:name="T7" style:family="text">
      <style:text-properties officeooo:rsid="05a5313d"/>
    </style:style>
    <style:style style:name="T8" style:family="text">
      <style:text-properties officeooo:rsid="05bff72a"/>
    </style:style>
    <style:style style:name="T9" style:family="text">
      <style:text-properties officeooo:rsid="05c2e3e8"/>
    </style:style>
    <style:style style:name="T10" style:family="text">
      <style:text-properties officeooo:rsid="05c4120a"/>
    </style:style>
    <style:style style:name="T11" style:family="text">
      <style:text-properties officeooo:rsid="05c725fd"/>
    </style:style>
    <style:style style:name="T12" style:family="text">
      <style:text-properties fo:font-size="8pt" officeooo:rsid="05139ee2" style:font-size-asian="8pt" style:font-size-complex="8pt"/>
    </style:style>
    <style:style style:name="T13" style:family="text">
      <style:text-properties style:font-name="Monospace" officeooo:rsid="05d848fb" style:font-size-asian="10.5pt" style:font-name-complex="David CLM1" style:font-weight-complex="normal"/>
    </style:style>
    <style:style style:name="T14" style:family="text">
      <style:text-properties style:font-name="Monospace" officeooo:rsid="05dee598" style:font-size-asian="10.5pt" style:font-name-complex="David CLM1" style:font-weight-complex="normal"/>
    </style:style>
    <style:style style:name="T15" style:family="text">
      <style:text-properties style:font-name="Monospace" officeooo:rsid="05e8dc9f" style:font-size-asian="10.5pt" style:font-name-complex="David CLM1" style:font-weight-complex="normal"/>
    </style:style>
    <style:style style:name="T16" style:family="text">
      <style:text-properties style:font-name="Monospace" officeooo:rsid="05ec2159" style:font-size-asian="10.5pt" style:font-name-complex="David CLM1" style:font-weight-complex="normal"/>
    </style:style>
    <style:style style:name="T17" style:family="text">
      <style:text-properties style:font-name="Monospace" officeooo:rsid="05f66f96" style:font-size-asian="10.5pt" style:font-name-complex="David CLM1" style:font-weight-complex="normal"/>
    </style:style>
    <style:style style:name="T18" style:family="text">
      <style:text-properties style:font-name="Monospace" officeooo:rsid="05fab760" style:font-size-asian="10.5pt" style:font-name-complex="David CLM1" style:font-weight-complex="normal"/>
    </style:style>
    <style:style style:name="T19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20" style:family="text">
      <style:text-properties officeooo:rsid="04af6545"/>
    </style:style>
    <style:style style:name="T21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22" style:family="text">
      <style:text-properties style:font-name="Liberation Sans" fo:font-size="21pt" fo:font-weight="bold" officeooo:rsid="0608fc6a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23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4" style:family="text">
      <style:text-properties fo:color="#000000" loext:opacity="100%" style:font-name="Monospace" fo:font-size="12pt" fo:font-style="normal" fo:font-weight="normal" officeooo:rsid="05e2a6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6" style:family="text">
      <style:text-properties officeooo:rsid="05db7b22"/>
    </style:style>
    <style:style style:name="T27" style:family="text">
      <style:text-properties officeooo:rsid="05707a8f"/>
    </style:style>
    <style:style style:name="T28" style:family="text">
      <style:text-properties officeooo:rsid="059ef6f6"/>
    </style:style>
    <style:style style:name="T29" style:family="text">
      <style:text-properties officeooo:rsid="05e2a644"/>
    </style:style>
    <style:style style:name="T30" style:family="text">
      <style:text-properties officeooo:rsid="05e38a4d"/>
    </style:style>
    <style:style style:name="T31" style:family="text">
      <style:text-properties officeooo:rsid="05e579c1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5e579c1"/>
    </style:style>
    <style:style style:name="T34" style:family="text">
      <style:text-properties fo:language="en" fo:country="US" officeooo:rsid="05f8e71a"/>
    </style:style>
    <style:style style:name="T35" style:family="text">
      <style:text-properties fo:language="en" fo:country="US" officeooo:rsid="06007ef7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officeooo:rsid="05e68418"/>
    </style:style>
    <style:style style:name="T38" style:family="text">
      <style:text-properties officeooo:rsid="05ea1f2c"/>
    </style:style>
    <style:style style:name="T39" style:family="text">
      <style:text-properties officeooo:rsid="05eb9d80"/>
    </style:style>
    <style:style style:name="T40" style:family="text">
      <style:text-properties officeooo:rsid="05f51ff9"/>
    </style:style>
    <style:style style:name="T41" style:family="text">
      <style:text-properties officeooo:rsid="05f66f96"/>
    </style:style>
    <style:style style:name="T42" style:family="text">
      <style:text-properties officeooo:rsid="05180aee"/>
    </style:style>
    <style:style style:name="T43" style:family="text">
      <style:text-properties officeooo:rsid="051fec76"/>
    </style:style>
    <style:style style:name="T44" style:family="text">
      <style:text-properties officeooo:rsid="0518a5f0"/>
    </style:style>
    <style:style style:name="T45" style:family="text">
      <style:text-properties style:text-position="sub 58%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style:text-position="sub 58%" fo:font-style="italic" officeooo:rsid="051fec76" style:font-style-asian="italic" style:font-style-complex="italic"/>
    </style:style>
    <style:style style:name="T48" style:family="text">
      <style:text-properties style:text-position="sub 58%" officeooo:rsid="051fec76"/>
    </style:style>
    <style:style style:name="T49" style:family="text">
      <style:text-properties style:text-position="sub 58%" officeooo:rsid="052623dc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518a5f0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officeooo:rsid="052623dc"/>
    </style:style>
    <style:style style:name="T54" style:family="text">
      <style:text-properties style:text-position="0% 100%" officeooo:rsid="0526c858"/>
    </style:style>
    <style:style style:name="T55" style:family="text">
      <style:text-properties style:text-position="0% 100%" officeooo:rsid="051fec76"/>
    </style:style>
    <style:style style:name="T56" style:family="text">
      <style:text-properties style:text-position="0% 100%" officeooo:rsid="05961008"/>
    </style:style>
    <style:style style:name="T57" style:family="text">
      <style:text-properties officeooo:rsid="0595a984"/>
    </style:style>
    <style:style style:name="T58" style:family="text">
      <style:text-properties officeooo:rsid="0604d8db"/>
    </style:style>
    <style:style style:name="T59" style:family="text">
      <style:text-properties officeooo:rsid="06064660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language="en" fo:country="US" officeooo:rsid="060b6055"/>
    </style:style>
    <style:style style:name="T62" style:family="text">
      <style:text-properties fo:language="en" fo:country="US" officeooo:rsid="060e0710"/>
    </style:style>
    <style:style style:name="T63" style:family="text">
      <style:text-properties fo:language="en" fo:country="US" officeooo:rsid="060f75c2"/>
    </style:style>
    <style:style style:name="T64" style:family="text">
      <style:text-properties officeooo:rsid="060d4e1f"/>
    </style:style>
    <style:style style:name="T65" style:family="text">
      <style:text-properties officeooo:rsid="06114c3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2">מטלה</text:span><text:span text:style-name="T20"> </text:span><text:span text:style-name="T3">- אלגוריתמים </text:span><text:span text:style-name="T21">מגלי-אמת - </text:span><text:span text:style-name="T22">פתרון</text:span></text:h>
      <text:p text:style-name="P36"/>
      <text:p text:style-name="P13">* שאלה <text:span text:style-name="T58">1</text:span><text:span text:style-name="T11">:</text:span> <text:span text:style-name="T7">תיכנות – אלגוריתם </text:span><text:span text:style-name="T34">VCG כללי</text:span></text:p>
      <text:p text:style-name="P5"><text:span text:style-name="T35">א. </text:span><text:span text:style-name="T7">כיתבו פונקציה בפייתון, המקבלת </text:span><text:span text:style-name="T18">אוסף של תוצאות אפשריות, והערכים שכל שחקן מייחס לכל תוצאה, ומריצה את אלגוריתם VCG. <text:s/>הפונקציה משתמשת במחלקה הבאה:</text:span></text:p>
      <text:p text:style-name="P31">class Agent:</text:p>
      <text:p text:style-name="P31"><text:tab/>def value(option:int)-&gt;float:...</text:p>
      <text:p text:style-name="P31"><text:tab/><text:tab/>// מחזירה את הערך של השחקן הנוכחי לאפשרות המועברת כקלט</text:p>
      <text:p text:style-name="P24">כותרת הפונקציה:</text:p>
      <text:p text:style-name="P10">def vcg(agents: List[Agent], num_options:int)</text:p>
      <text:p text:style-name="P24">פלט לדוגמה:</text:p>
      <text:p text:style-name="P10">The chosen option is 4. </text:p>
      <text:p text:style-name="P10">Agent #0 pays 5.</text:p>
      <text:p text:style-name="P10">Agent #1 pays -4.</text:p>
      <text:p text:style-name="P25">ב. כתבו בדיקות-יחידה לפונקציה שלכם בעזרת <text:span text:style-name="T36">doctest</text:span><text:span text:style-name="T32">.</text:span></text:p>
      <text:p text:style-name="P35"/>
      <text:p text:style-name="P35">* <text:span text:style-name="T60">פתרון</text:span>: <text:span text:style-name="T61">נתנאל </text:span><text:a xlink:type="simple" xlink:href="https://github.com/NetanelShimoni/Economic-algorithms/blob/main/M_6/VCG.py" text:style-name="Internet_20_link" text:visited-style-name="Visited_20_Internet_20_Link">https://github.com/NetanelShimoni/Economic-algorithms/blob/main/M_6/VCG.py</text:a></text:p>
      <text:p text:style-name="P35"><text:span text:style-name="T61"/></text:p>
      <text:p text:style-name="P34"/>
      <text:p text:style-name="P11"><text:span text:style-name="T28">שאלה</text:span><text:span text:style-name="T1"> </text:span><text:span text:style-name="T23">2</text:span><text:span text:style-name="T28">: </text:span><text:span text:style-name="T23">מכרז </text:span><text:span text:style-name="T24">הדור החמישי</text:span></text:p>
      <text:p text:style-name="P16">בקישור זה</text:p>
      <text:p text:style-name="P20"><text:a xlink:type="simple" xlink:href="https://www.globes.co.il/news/article.aspx?did=1001312898" text:style-name="Internet_20_link" text:visited-style-name="Visited_20_Internet_20_Link"><text:span text:style-name="T29">https://www.globes.co.il/news/article.aspx?did=1001312898</text:span></text:a><text:span text:style-name="T29"> </text:span><text:span text:style-name="T38">(גלובס </text:span><text:bookmark text:name="articleTimeStamp"/>29.12.2019<text:span text:style-name="T38">) <text:s/></text:span><text:span text:style-name="T30">מתואר ויכוח בין משרד התקשורת לבין חברות הסלולר בעניין מכרז הדור החמישי.</text:span></text:p>
      <text:p text:style-name="P18"/>
      <text:p text:style-name="P19"><text:span text:style-name="T30">א. משרד התקשורת </text:span><text:span text:style-name="T16">מביא כמה טענות לטובת המכרז</text:span><text:span text:style-name="T30">. הסבירו את </text:span><text:span text:style-name="T16">הטענות </text:span><text:span text:style-name="T30">(הסבירו גם </text:span><text:span text:style-name="T39">את </text:span><text:span text:style-name="T30">המושג "מכרז קומבינטורי" </text:span><text:span text:style-name="T39">הנזכר </text:span><text:span text:style-name="T40">שם</text:span><text:span text:style-name="T30">).</text:span></text:p>
      <text:p text:style-name="P18"/>
      <text:p text:style-name="P21"><text:span text:style-name="T30">ב. חברות הסלולר טוענות שהמכרז אינו מגלה-אמת. הסבירו איך הטענה מסתדרת עם מה שלמדנו בשיעור – </text:span><text:span text:style-name="T31">איזו הנחה מהמודל שלנו הם לא מקבלים? מצאו דוגמה מספרית המראה </text:span><text:span text:style-name="T41">ש</text:span><text:span text:style-name="T31">המכרז אכן לא </text:span><text:span text:style-name="T15">מגלה-אמת </text:span><text:span text:style-name="T17">במצב זה</text:span><text:span text:style-name="T31">.</text:span></text:p>
      <text:p text:style-name="P19"/>
      <text:p text:style-name="P35">* <text:span text:style-name="T60">פתרון</text:span>: <text:span text:style-name="T64">יוגב</text:span></text:p>
      <text:p text:style-name="P12"><text:soft-page-break/></text:p>
      <text:p text:style-name="P12"><text:span text:style-name="T28">שאלה</text:span><text:span text:style-name="T1"> </text:span><text:span text:style-name="T25">3</text:span><text:span text:style-name="T28">: </text:span><text:span text:style-name="T25">מכרז פירסום סדרתי</text:span></text:p>
      <text:p text:style-name="P17">נניח שאנחנו מבצעים מכרז פירסום על k משבצות-פירסום, בעזרת האלגוריתם הבא:</text:p>
      <text:list xml:id="list2004320031" text:style-name="L1">
        <text:list-item>
          <text:p text:style-name="P29">לכל i בין 1 ל-k:</text:p>
          <text:list>
            <text:list-item>
              <text:p text:style-name="P28"><text:span text:style-name="T33">בצע מכרז ויקרי על </text:span><text:span text:style-name="T19">משבצת i, בין כל המפרסמים שעדיין לא זכו.</text:span></text:p>
            </text:list-item>
          </text:list>
        </text:list-item>
      </text:list>
      <text:p text:style-name="P17"/>
      <text:p text:style-name="P17">הראו <text:span text:style-name="T37">שהאלגוריתם אינו </text:span>מגלה-אמת עבור k &gt;= 2.</text:p>
      <text:p text:style-name="P35"/>
      <text:p text:style-name="P35">* <text:span text:style-name="T60">פתרון</text:span>: <text:span text:style-name="T62">יוסי</text:span></text:p>
      <text:p text:style-name="P7"/>
      <text:p text:style-name="P15">שאלה <text:span text:style-name="T59">4</text:span>: <text:span text:style-name="T6">מכרזי פירסום - איכות המודעה</text:span><text:span text:style-name="T12"> (הקורס של טים, תרגילים 32, 34)</text:span></text:p>
      <text:p text:style-name="P3">בשיעור הנחנו<text:span text:style-name="T42">,</text:span> <text:span text:style-name="T42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"><text:span text:style-name="T43">א. </text:span>נניח <text:span text:style-name="T44">שלכל </text:span>מודעה <text:span text:style-name="T4">j</text:span> יש מקדם איכות <text:span text:style-name="T4">q</text:span><text:span text:style-name="T46">j</text:span><text:span text:style-name="T45">, <text:s/></text:span><text:span text:style-name="T50">והסתברות ההקלקה </text:span><text:span text:style-name="T51">כש</text:span><text:span text:style-name="T50">שמים אותה במקום </text:span><text:span text:style-name="T52">k</text:span><text:span text:style-name="T50"> היא:</text:span></text:p>
      <text:p text:style-name="P9"><text:span text:style-name="T50">r</text:span><text:span text:style-name="T48">j,</text:span><text:span text:style-name="T45">k</text:span><text:span text:style-name="T49"> </text:span><text:span text:style-name="T53"><text:s/>= </text:span><text:span text:style-name="T50">r</text:span><text:span text:style-name="T45">k</text:span><text:span text:style-name="T50">*q</text:span><text:span text:style-name="T45">j</text:span></text:p>
      <text:p text:style-name="P22">תארו אלגוריתם המשבץ מודעות למיקומים וממקסם את סכום הערכים. <text:span text:style-name="T57">הוכיחו את נכונות האלגוריתם.</text:span></text:p>
      <text:p text:style-name="P4"><text:span text:style-name="T43">ב. נניח שלכל מודעה </text:span><text:span text:style-name="T5">j</text:span><text:span text:style-name="T43"> ומיקום </text:span><text:span text:style-name="T5">k</text:span><text:span text:style-name="T43"> יש הסתברות הקלקה כללית (לא דווקא ליניארית): <text:s text:c="5"/></text:span><text:span text:style-name="T52">r</text:span><text:span text:style-name="T47">j,</text:span><text:span text:style-name="T46">k</text:span></text:p>
      <text:p text:style-name="P23"><text:span text:style-name="T54">הראו דוגמה שבה </text:span><text:span text:style-name="T55">האלגוריתם </text:span><text:span text:style-name="T56">מסעיף א </text:span><text:span text:style-name="T55">לא עובד </text:span><text:span text:style-name="T54">(</text:span><text:span text:style-name="T55">לא מוצא שיבוץ הממקסם את סכום הערכים</text:span><text:span text:style-name="T54">).</text:span></text:p>
      <text:p text:style-name="P40">* <text:span text:style-name="T60">פתרון</text:span>: <text:span text:style-name="T63">בשיעור</text:span></text:p>
      <text:p text:style-name="P26"/>
      <text:p text:style-name="P14">שאלה<text:span text:style-name="T1"> 5</text:span>: <text:span text:style-name="T10">אלגוריתם </text:span><text:span text:style-name="T26">מגלה-אמת </text:span><text:span text:style-name="T10">להקצאת מעונות לסטודנטים</text:span></text:p>
      <text:p text:style-name="P6">משרד המעונות של האוניברסיטה מקצה מעונות לסטודנטים בעזרת האלגוריתם הבא:</text:p>
      <text:list xml:id="list814295251" text:style-name="L2">
        <text:list-item>
          <text:p text:style-name="P37">כל סטודנט רושם את שלושת סוגי המעונות שהוא הכי רוצה, לפי הסדר.</text:p>
        </text:list-item>
        <text:list-item>
          <text:p text:style-name="P37">המשרד מסדר את הסטודנטים לפי סדר עדיפות כלשהו (ותק, ציונים וכד').</text:p>
        </text:list-item>
        <text:list-item>
          <text:p text:style-name="P38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6">א. הוכיחו <text:span text:style-name="T8">שהאלגוריתם </text:span>אינו מגלה-אמת.</text:p>
      <text:p text:style-name="P6">ב. הוכיחו, שגם אם כל הסטודנטים מדווחים את ההעדפות האמיתיות שלהם, <text:span text:style-name="T9">האלגוריתם</text:span> אינו יעיל פארטו.</text:p>
      <text:p text:style-name="P8"><text:span text:style-name="T27">ג. הציעו שיפור קטן </text:span><text:span text:style-name="T8">לאלגוריתם</text:span><text:span text:style-name="T27">, שיהפוך אותו </text:span><text:span text:style-name="T14">ל</text:span><text:span text:style-name="T13">מגלה-אמת</text:span><text:span text:style-name="T27"> וגם יעיל פארטו.</text:span></text:p>
      <text:p text:style-name="P39"/>
      <text:p text:style-name="P40">* <text:span text:style-name="T60">פתרון</text:span>: <text:span text:style-name="T65">איתי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9T14:57:55.977000000</dc:date>
    <meta:editing-duration>P11DT19H20M4S</meta:editing-duration>
    <meta:editing-cycles>1371</meta:editing-cycles>
    <meta:document-statistic meta:table-count="0" meta:image-count="0" meta:object-count="0" meta:page-count="2" meta:paragraph-count="45" meta:word-count="418" meta:character-count="2485" meta:non-whitespace-character-count="2102"/>
  </office:meta>
</office:document-meta>
</file>